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/LineHelp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/KeyGuid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Debug: +0x41C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0x137869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hange level up menu to stat-sacrificing menu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0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4</text:p>
          </table:table-cell>
          <table:table-cell table:style-name="ce20" office:value-type="string">
            <text:p>Pointer</text:p>
          </table:table-cell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 office:value-type="string">
            <text:p>Becomes Stat Sacrifice if 137C850 = 1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C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0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A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38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2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4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9E8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BC</text:p>
          </table:table-cell>
          <table:table-cell table:style-name="ce17" office:value-type="string">
            <text:p>Pointer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9C</text:p>
          </table:table-cell>
          <table:table-cell table:style-name="ce19"/>
          <table:table-cell table:style-name="ce17" table:number-columns-repeated="1021"/>
        </table:table-row>
        <table:table-row table:style-name="ro7">
          <table:table-cell table:style-name="ce18"/>
          <table:table-cell table:style-name="ce17" office:value-type="string">
            <text:p>[[[ptr]+0x3C]+0x60]</text:p>
          </table:table-cell>
          <table:table-cell table:style-name="ce19"/>
          <table:table-cell table:style-name="ce17" table:number-columns-repeated="1021"/>
        </table:table-row>
        <table:table-row table:style-name="ro7">
          <table:table-cell table:style-name="ce19" office:value-type="string">
            <text:p>Chr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in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in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0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ax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1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ax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1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in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2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in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2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ax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22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a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017-09-25</text:date>, <text:time>22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5T22:02:21.61</dc:date>
    <meta:editing-duration>P17DT5H56M22S</meta:editing-duration>
    <meta:editing-cycles>599</meta:editing-cycles>
    <meta:generator>OpenOffice/4.1.3$Win32 OpenOffice.org_project/413m1$Build-9783</meta:generator>
    <dc:creator>LH </dc:creator>
    <meta:document-statistic meta:table-count="12" meta:cell-count="4722" meta:object-count="0"/>
  </office:meta>
</office:document-meta>
</file>